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f27c4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Heading_20_1">
      <style:paragraph-properties fo:margin-top="0.1181in" fo:margin-bottom="0.0398in" loext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  <style:style style:name="T9" style:family="text">
      <style:text-properties officeooo:rsid="001f2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ext:h text:style-name="P1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4276171766384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/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276188973600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1-12-11T08:43:33.696911870</dc:date>
    <meta:editing-duration>PT11H51M13S</meta:editing-duration>
    <meta:editing-cycles>184</meta:editing-cycles>
    <meta:document-statistic meta:table-count="2" meta:image-count="0" meta:object-count="0" meta:page-count="1" meta:paragraph-count="55" meta:word-count="352" meta:character-count="2161" meta:non-whitespace-character-count="1935"/>
  </office:meta>
</office:document-meta>
</file>